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0bcd" officeooo:paragraph-rsid="000b0bc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0bcd" officeooo:paragraph-rsid="000b0bc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b0bcd" officeooo:paragraph-rsid="000b0bc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b0bcd" officeooo:paragraph-rsid="000b0bc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ec753" officeooo:paragraph-rsid="000b0bc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c753" officeooo:paragraph-rsid="000b0bc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bf36e" officeooo:paragraph-rsid="000bf36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0013a" officeooo:paragraph-rsid="000bf36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fo:font-weight="bold" officeooo:rsid="00177d1b" officeooo:paragraph-rsid="000bf36e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bold" officeooo:rsid="000bf36e" officeooo:paragraph-rsid="000bf36e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0013a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7d1b" style:font-weight-asian="normal" style:font-weight-complex="normal"/>
    </style:style>
    <style:style style:name="T7" style:family="text">
      <style:text-properties officeooo:rsid="000ec753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77d1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bf36e" style:font-style-asian="normal" style:font-weight-asian="normal" style:font-style-complex="normal" style:font-weight-complex="normal"/>
    </style:style>
    <style:style style:name="T12" style:family="text">
      <style:text-properties officeooo:rsid="0010013a"/>
    </style:style>
    <style:style style:name="T13" style:family="text">
      <style:text-properties officeooo:rsid="00177d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ltros – Relatório Cadastro de Produtos</text:p>
      <text:p text:style-name="P2"/>
      <text:p text:style-name="P3"/>
      <text:p text:style-name="P1"><text:span text:style-name="T2">Modelo: </text:span>Informar o modelo desejado</text:p>
      <text:p text:style-name="P5"><text:span text:style-name="T2">P.Var/nor/Tod:</text:span> Seleciona produtos com (V) Pelo Variável – (N) Normal – (T) Todos</text:p>
      <text:p text:style-name="P5"><text:span text:style-name="T2">Classificação:</text:span> Selecionar a classificação que sairá os produtos – Setor/Seção/Item/Sequencial…</text:p>
      <text:p text:style-name="P4"><text:span text:style-name="T2">Suspensos/BlqVend:</text:span> Selecionar produtos Suspensos, Ativo ou Todos</text:p>
      <text:p text:style-name="P6"><text:span text:style-name="T2">Ordem:</text:span> Selecionar a Ordem da classificação dos produtos Alfabética/Numérica/Selecionar/EAN…</text:p>
      <text:p text:style-name="P3"><text:span text:style-name="T2">Categoria de:</text:span> Selecionar a faixa de Categoria desejada</text:p>
      <text:p text:style-name="P3"><text:span text:style-name="T2">Aplicação: </text:span>Selecionar uma Aplicação desejada</text:p>
      <text:p text:style-name="P3"><text:span text:style-name="T2">Quebra Grupo/SubG: </text:span>Se vai quebrar Grupo e Subgrupo S ou N</text:p>
      <text:p text:style-name="P3"><text:span text:style-name="T2">Impress/Arqui:</text:span> <text:span text:style-name="T7">Opção para visualização do Relatório – Arquivo/Impressora</text:span></text:p>
      <text:p text:style-name="P5"><text:span text:style-name="T2">Nome Spool:</text:span> Nome do arquivo onde será gerado o relatório, que será visualizado no F8</text:p>
      <text:p text:style-name="P4"><text:span text:style-name="T2">Com Alarme/ContMa: </text:span>Emitir produtos com ou sem alarme e Que entram ou não na contribuição Marginal</text:p>
      <text:p text:style-name="P4"><text:span text:style-name="T2">Incide IPI/PIS: </text:span>Selecionar produtos que Incide ou não IPI e Pis/Cofins </text:p>
      <text:p text:style-name="P4"><text:span text:style-name="T2">Desconto%:</text:span> Emitir produtos com ou sem desconto</text:p>
      <text:p text:style-name="P4"><text:span text:style-name="T2">EAN/DS Zero: </text:span>Emitir produtos com EAN ou com Dias de Segurança Zerado </text:p>
      <text:p text:style-name="P5"><text:span text:style-name="T2">Faixa de…Ate: </text:span>Selecionar a faixa de produtos – Setor ou Seção ou de A a Z</text:p>
      <text:p text:style-name="P5"><text:span text:style-name="T2">Fornecedor:</text:span> Selecionar o fornecedor desejado ou emitir produtos de Todos os fornecedores</text:p>
      <text:p text:style-name="P7"><text:span text:style-name="T2">Vende na WEB:</text:span> Selecionar se produto tem venda na Web – S / N ou Todos</text:p>
      <text:p text:style-name="P4"><text:span text:style-name="T1">Linha:</text:span> Selecionar uma Linha de produtos desejada</text:p>
      <text:p text:style-name="P5"><text:span text:style-name="T3">C</text:span><text:span text:style-name="T2">omprador: </text:span>Selecionar produtos de um <text:span text:style-name="T12">Comprador desejado ou de Todos</text:span></text:p>
      <text:p text:style-name="P4"><text:span text:style-name="T2">Testa Mix/Ven.Ata:</text:span> Testar produtos Fora do Mix e Venda de Atacado</text:p>
      <text:p text:style-name="P8"><text:span text:style-name="T2">Zer/Pos/Neg/Todos: </text:span><text:span text:style-name="T8">Selecionar se sairá produtos com o estoque (Z) Zerado (P) Positivos (N) Negativos (T) Todos ou (X) Positivos + Negativos</text:span></text:p>
      <text:p text:style-name="P7"><text:span text:style-name="T2">Class.Fiscal:</text:span> Selecionar uma faixa de Classificação Fiscal desejada</text:p>
      <text:p text:style-name="P7"><text:span text:style-name="T2">Mostrar MG%:</text:span> Mostrar Margem do produto S ou N</text:p>
      <text:p text:style-name="P7"><text:span text:style-name="T2">Tributação:</text:span> Selecionar uma faixa de Tributação Desejada</text:p>
      <text:p text:style-name="P7"><text:span text:style-name="T2">Ref:</text:span> Selecionar um Mês/ano para que saia a quantidade em estoque no mês selecionado (apenas csv)</text:p>
      <text:p text:style-name="P9">Movimentados de… a …:<text:span text:style-name="T9"> Selecionar para sair somente os produtos </text:span><text:span text:style-name="T11">M</text:span><text:span text:style-name="T9">ovimentados na data informada</text:span></text:p>
      <text:p text:style-name="P10">Alterados de… a …:<text:span text:style-name="T9"> </text:span><text:span text:style-name="T10">Selecionar para sair somente os produtos </text:span><text:span text:style-name="T9">Alterados</text:span><text:span text:style-name="T10"> na data informada</text:span></text:p>
      <text:p text:style-name="P10"><text:span text:style-name="T13">I</text:span>ncluídos de… a …:<text:span text:style-name="T9"> </text:span><text:span text:style-name="T10">Selecionar para sair somente os produtos </text:span><text:span text:style-name="T9">Incluídos</text:span><text:span text:style-name="T10"> na data informada</text:span></text:p>
      <text:p text:style-name="P7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44cm" fo:margin-right="1.51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9:56:27.662803386</meta:creation-date>
    <dc:date>2017-06-16T10:15:57.890477398</dc:date>
    <meta:editing-duration>PT7M53S</meta:editing-duration>
    <meta:editing-cycles>1</meta:editing-cycles>
    <meta:document-statistic meta:table-count="0" meta:image-count="0" meta:object-count="0" meta:page-count="1" meta:paragraph-count="29" meta:word-count="311" meta:character-count="2076" meta:non-whitespace-character-count="1785"/>
    <meta:generator>LibreOffice/5.1.4.2$Linux_X86_64 LibreOffice_project/10m0$Build-2</meta:generator>
  </office:meta>
</office:document-meta>
</file>